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362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57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5409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9311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201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2.3528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1.5752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1" style:family="table-cell" style:parent-style-name="Default">
      <style:text-properties style:font-name="Arial" fo:font-size="10pt" fo:font-weight="bold" style:font-name-asian="Tahoma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69" style:family="table-cell" style:parent-style-name="Default">
      <style:text-properties style:font-name="Arial" fo:font-size="10pt"/>
    </style:style>
    <style:style style:name="ce70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font-name="Arial" fo:font-size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0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5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0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10" style:family="table-cell" style:parent-style-name="Default">
      <style:text-properties fo:color="#000000"/>
    </style:style>
    <style:style style:name="ce11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3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15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1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7" style:family="table-cell" style:parent-style-name="Default">
      <style:table-cell-properties fo:background-color="transparent"/>
      <style:text-properties style:font-name="Arial" fo:font-size="10pt"/>
    </style:style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asian="ＭＳ Ｐゴシック" style:font-name-complex="Tahoma1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Arial" style:font-name-asian="Tahoma" style:font-name-complex="Tahoma2"/>
    </style:style>
    <style:style style:name="T10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User Stories Definition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Summary_Report.E13]" office:value-type="float" office:value="9">
            <text:p>9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7">
          <table:table-cell table:style-name="ce4"/>
          <table:table-cell table:style-name="ce11" office:value-type="float" office:value="40332">
            <text:p>3-Jun-10</text:p>
          </table:table-cell>
          <table:table-cell table:style-name="ce19"/>
          <table:table-cell table:style-name="ce23" office:value-type="string">
            <text:p>- Add test definitions based on ECM 3.0.0 User stories</text:p>
            <text:p><text:span text:style-name="T2">- Create and public content: not done yet</text:span></text:p>
          </table:table-cell>
          <table:table-cell table:style-name="ce30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3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332">
            <text:p>3-Jun-10</text:p>
          </table:table-cell>
          <table:table-cell table:style-name="ce19"/>
          <table:table-cell table:style-name="ce24" office:value-type="string">
            <text:p>- Add 1 more test def based on testvn task</text:p>
          </table:table-cell>
          <table:table-cell table:style-name="ce25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3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2"/>
          <table:table-cell table:style-name="ce20"/>
          <table:table-cell table:style-name="ce27"/>
          <table:table-cell table:style-name="ce28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1"/>
          <table:table-cell table:style-name="ce29"/>
          <table:table-cell table:style-name="ce32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3" table:default-cell-style-name="Default"/>
        <table:table-row table:style-name="ro9">
          <table:table-cell table:style-name="ce39" office:value-type="string" table:number-columns-spanned="2" table:number-rows-spanned="1">
            <text:p><text:span text:style-name="T4">Check List</text:span></text:p>
            <text:p><text:span text:style-name="T5">Based on Product build version: ecms on PLF 3.0.x</text:span></text:p>
          </table:table-cell>
          <table:covered-table-cell table:style-name="ce43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1</text:p>
          </table:table-cell>
          <table:table-cell table:style-name="ce44" office:value-type="string">
            <text:p>Create and public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2</text:p>
          </table:table-cell>
          <table:table-cell table:style-name="ce44" office:value-type="string">
            <text:p>Edit a page and change category navigation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3</text:p>
          </table:table-cell>
          <table:table-cell table:style-name="ce44" office:value-type="string">
            <text:p>Create a localized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7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8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4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5</text:p>
          </table:table-cell>
          <table:table-cell table:style-name="ce46" office:value-type="string">
            <text:p>Check using Latest edited document gadge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6</text:p>
          </table:table-cell>
          <table:table-cell table:style-name="ce46" office:value-type="string">
            <text:p>Check sorting documents list in CLV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9</text:p>
          </table:table-cell>
          <table:table-cell table:style-name="ce47" office:value-type="string">
            <text:p><text:span text:style-name="T6">Add </text:span><text:span text:style-name="T7">Metadata for upload file through webDAV</text:span>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8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4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4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2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 table:number-rows-repeated="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5"/>
        </table:table-row>
        <table:table-row table:style-name="ro1" table:number-rows-repeated="10483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Default"/>
        <table:table-column table:style-name="co8" table:number-columns-repeated="1011" table:default-cell-style-name="Default"/>
        <table:table-row table:style-name="ro1">
          <table:table-cell table:style-name="ce69"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 table:style-name="ce69"/>
          <table:table-cell table:style-name="ce85"/>
          <table:table-cell table:style-name="ce75" table:number-columns-repeated="2"/>
          <table:table-cell/>
          <table:table-cell table:style-name="ce107" office:value-type="string">
            <text:p>Passed</text:p>
          </table:table-cell>
          <table:table-cell table:style-name="ce107" table:formula="of:=COUNTIF([.K$18:.K$1047];[.$K1])" office:value-type="float" office:value="0">
            <text:p>0</text:p>
          </table:table-cell>
          <table:table-cell table:style-name="ce107" table:formula="of:=COUNTIF([.L$18:.L$1047];[.$K1])" office:value-type="float" office:value="0">
            <text:p>0</text:p>
          </table:table-cell>
          <table:table-cell table:style-name="ce107" table:formula="of:=COUNTIF([.M$18:.M$1047];[.$K1])" office:value-type="float" office:value="0">
            <text:p>0</text:p>
          </table:table-cell>
          <table:table-cell table:style-name="ce107" table:formula="of:=COUNTIF([.N$18:.N$1047];[.$K1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69"/>
          <table:table-cell table:style-name="ce75" table:number-columns-repeated="4"/>
          <table:table-cell table:style-name="ce69"/>
          <table:table-cell table:style-name="ce85"/>
          <table:table-cell table:style-name="ce75" table:number-columns-repeated="2"/>
          <table:table-cell/>
          <table:table-cell table:style-name="ce107" office:value-type="string">
            <text:p>Failed</text:p>
          </table:table-cell>
          <table:table-cell table:style-name="ce107" table:formula="of:=COUNTIF([.K$18:.K$1047];[.$K2])" office:value-type="float" office:value="0">
            <text:p>0</text:p>
          </table:table-cell>
          <table:table-cell table:style-name="ce107" table:formula="of:=COUNTIF([.L$18:.L$1047];[.$K2])" office:value-type="float" office:value="0">
            <text:p>0</text:p>
          </table:table-cell>
          <table:table-cell table:style-name="ce107" table:formula="of:=COUNTIF([.M$18:.M$1047];[.$K2])" office:value-type="float" office:value="0">
            <text:p>0</text:p>
          </table:table-cell>
          <table:table-cell table:style-name="ce107" table:formula="of:=COUNTIF([.N$18:.N$1047];[.$K2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69"/>
          <table:table-cell table:style-name="ce76" office:value-type="string">
            <text:p>Functions List<text:span text:style-name="T8">:</text:span></text:p>
          </table:table-cell>
          <table:table-cell table:style-name="ce80" table:number-columns-spanned="3" table:number-rows-spanned="1"/>
          <table:covered-table-cell table:style-name="ce84"/>
          <table:covered-table-cell table:style-name="ce81"/>
          <table:table-cell table:style-name="ce69"/>
          <table:table-cell table:style-name="ce85"/>
          <table:table-cell table:style-name="ce94"/>
          <table:table-cell table:style-name="ce99"/>
          <table:table-cell/>
          <table:table-cell table:style-name="ce107" office:value-type="string">
            <text:p>Blocked</text:p>
          </table:table-cell>
          <table:table-cell table:style-name="ce107" table:formula="of:=COUNTIF([.K$18:.K$1047];[.$K3])" office:value-type="float" office:value="0">
            <text:p>0</text:p>
          </table:table-cell>
          <table:table-cell table:style-name="ce107" table:formula="of:=COUNTIF([.L$18:.L$1047];[.$K3])" office:value-type="float" office:value="0">
            <text:p>0</text:p>
          </table:table-cell>
          <table:table-cell table:style-name="ce107" table:formula="of:=COUNTIF([.M$18:.M$1047];[.$K3])" office:value-type="float" office:value="0">
            <text:p>0</text:p>
          </table:table-cell>
          <table:table-cell table:style-name="ce107" table:formula="of:=COUNTIF([.N$18:.N$1047];[.$K3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69"/>
          <table:table-cell table:style-name="ce76" office:value-type="string">
            <text:p>Total Main Cases:</text:p>
          </table:table-cell>
          <table:table-cell table:style-name="ce81" table:formula="of:=MAX([.A$7:.A1033])" office:value-type="float" office:value="9" table:number-columns-spanned="3" table:number-rows-spanned="1">
            <text:p>9</text:p>
          </table:table-cell>
          <table:covered-table-cell table:style-name="ce85"/>
          <table:covered-table-cell table:style-name="ce85"/>
          <table:table-cell table:style-name="ce69"/>
          <table:table-cell table:style-name="ce85"/>
          <table:table-cell table:style-name="ce94"/>
          <table:table-cell table:style-name="ce100"/>
          <table:table-cell/>
          <table:table-cell table:style-name="ce108" office:value-type="string">
            <text:p>Untested</text:p>
          </table:table-cell>
          <table:table-cell table:style-name="ce107" table:formula="of:=COUNTIF([.K$18:.K$1047];[.$K4])" office:value-type="float" office:value="0">
            <text:p>0</text:p>
          </table:table-cell>
          <table:table-cell table:style-name="ce107" table:formula="of:=COUNTIF([.L$18:.L$1047];[.$K4])" office:value-type="float" office:value="0">
            <text:p>0</text:p>
          </table:table-cell>
          <table:table-cell table:style-name="ce107" table:formula="of:=COUNTIF([.M$18:.M$1047];[.$K4])" office:value-type="float" office:value="0">
            <text:p>0</text:p>
          </table:table-cell>
          <table:table-cell table:style-name="ce107" table:formula="of:=COUNTIF([.N$18:.N$1047];[.$K4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7"/>
          <table:table-cell table:style-name="ce70" table:number-columns-repeated="7"/>
          <table:table-cell/>
          <table:table-cell office:value-type="string">
            <text:p>N/A</text:p>
          </table:table-cell>
          <table:table-cell table:style-name="ce107" table:formula="of:=COUNTIF([.K$18:.K$1047];[.$K5])" office:value-type="float" office:value="0">
            <text:p>0</text:p>
          </table:table-cell>
          <table:table-cell table:style-name="ce107" table:formula="of:=COUNTIF([.L$18:.L$1047];[.$K5])" office:value-type="float" office:value="0">
            <text:p>0</text:p>
          </table:table-cell>
          <table:table-cell table:style-name="ce107" table:formula="of:=COUNTIF([.M$18:.M$1047];[.$K5])" office:value-type="float" office:value="0">
            <text:p>0</text:p>
          </table:table-cell>
          <table:table-cell table:style-name="ce107" table:formula="of:=COUNTIF([.N$18:.N$1047];[.$K5])" office:value-type="float" office:value="0">
            <text:p>0</text:p>
          </table:table-cell>
          <table:table-cell table:style-name="ce70" table:number-columns-repeated="232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1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88" office:value-type="string">
            <text:p>BugID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112" table:number-columns-repeated="211"/>
          <table:table-cell table:style-name="ce85" table:number-columns-repeated="17"/>
          <table:table-cell table:style-name="ce69" table:number-columns-repeated="9"/>
          <table:table-cell table:number-columns-repeated="768"/>
        </table:table-row>
        <table:table-row table:style-name="ro14">
          <table:table-cell table:style-name="ce72" office:value-type="float" office:value="1">
            <text:p>001</text:p>
          </table:table-cell>
          <table:table-cell table:style-name="ce44" office:value-type="string">
            <text:p>USR_ECMS_01</text:p>
          </table:table-cell>
          <table:table-cell table:style-name="ce82" office:value-type="float" office:value="1">
            <text:p>001</text:p>
          </table:table-cell>
          <table:table-cell table:style-name="ce47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89" office:value-type="string">
            <text:p>Step 1: Create a new content type </text:p>
          </table:table-cell>
          <table:table-cell table:style-name="ce89" office:value-type="string">
            <text:p>- Mary logs in the Acme site</text:p>
            <text:p>- Go to My Spaces → Form Generato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89" office:value-type="string">
            <text:p>New template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7">
          <table:table-cell table:style-name="ce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2: Add folder</text:p>
          </table:table-cell>
          <table:table-cell table:style-name="ce89" office:value-type="string">
            <text:p>- Login by "john"</text:p>
            <text:p>- Go to Sites Explorer</text:p>
            <text:p>- Select collaboration drive</text:p>
            <text:p>- Add 1 content folder named events</text:p>
          </table:table-cell>
          <table:table-cell table:style-name="ce89" office:value-type="string">
            <text:p>Folder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4">
          <table:table-cell table:style-name="ce7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3: Add category tree</text:p>
          </table:table-cell>
          <table:table-cell table:style-name="ce89" office:value-type="string">
            <text:p>- "john" goes to Sites Administration</text:p>
            <text:p>- Select Ontologies –&gt; Manage Taxonomy Tre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taxonomy tree form open)</text:p>
            <text:p/>
          </table:table-cell>
          <table:table-cell table:style-name="ce89" office:value-type="string">
            <text:p>Taxonomies are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5">
          <table:table-cell table:style-name="ce7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4: Change Target path</text:p>
          </table:table-cell>
          <table:table-cell table:style-name="ce89" office:value-type="string">
            <text:p>In Edit taxonomy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89" office:value-type="string">
            <text:p>events is selected for Target path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6">
          <table:table-cell table:style-name="ce7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5: Add event in Marketing</text:p>
          </table:table-cell>
          <table:table-cell table:style-name="ce89" office:value-type="string">
            <text:p>- Login by "james"</text:p>
            <text:p>- Go to Sites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89" office:value-type="string">
            <text:p>New documents are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5">
          <table:table-cell table:style-name="ce7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6: Add event in Information system</text:p>
          </table:table-cell>
          <table:table-cell table:style-name="ce89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89" office:value-type="string">
            <text:p>New document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1">
          <table:table-cell table:style-name="ce7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7: Check public document right of james</text:p>
          </table:table-cell>
          <table:table-cell table:style-name="ce89" office:value-type="string">
            <text:p>- james selects added event</text:p>
            <text:p>- Click Manage Publication</text:p>
          </table:table-cell>
          <table:table-cell table:style-name="ce89" office:value-type="string">
            <text:p>james can not click Published to public events 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7">
          <table:table-cell table:style-name="ce72" table:formula="of:=IF(VALUE(MID([.F14];6;FIND(&quot;:&quot;;[.F14];1)-FIND(&quot; &quot;;[.F14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4];6;FIND(&quot;:&quot;;[.F14];1)-FIND(&quot; &quot;;[.F14];1)-1))&gt;VALUE(MID([.F12];6;FIND(&quot;:&quot;;[.F12];1)-FIND(&quot; &quot;;[.F12];1)-1));[.C12];[.C12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8: Public event</text:p>
          </table:table-cell>
          <table:table-cell table:style-name="ce89" office:value-type="string">
            <text:p>- Log in by mary</text:p>
            <text:p>- Go to Sites Explorer</text:p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89" office:value-type="string">
            <text:p>Status of 3 events is Publish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8">
          <table:table-cell table:style-name="ce7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9: Add page</text:p>
          </table:table-cell>
          <table:table-cell table:style-name="ce89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89" office:value-type="string">
            <text:p>Page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19">
          <table:table-cell table:style-name="ce7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10: Config Category Navigation portlet</text:p>
          </table:table-cell>
          <table:table-cell table:style-name="ce89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89" office:value-type="string">
            <text:p>All taxonomies in Events drive are listed in categories list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20">
          <table:table-cell table:style-name="ce7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USR_ECMS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11: View content</text:p>
          </table:table-cell>
          <table:table-cell table:style-name="ce89" office:value-type="string">
            <text:p>Click on Marketing or Information System</text:p>
          </table:table-cell>
          <table:table-cell table:style-name="ce89" office:value-type="string">
            <text:p>Added events in selected category are listed in Category content portlet in News page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5" table:number-columns-repeated="17"/>
          <table:table-cell table:style-name="ce117" table:number-columns-repeated="9"/>
          <table:table-cell table:style-name="ce118" table:number-columns-repeated="768"/>
        </table:table-row>
        <table:table-row table:style-name="ro7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2">
            <text:p>002</text:p>
          </table:table-cell>
          <table:table-cell table:style-name="ce44" office:value-type="string">
            <text:p>USR_ECMS_02</text:p>
          </table:table-cell>
          <table:table-cell table:style-name="ce82" office:value-type="float" office:value="1">
            <text:p>001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89" office:value-type="string">
            <text:p>Step 1:Import application</text:p>
          </table:table-cell>
          <table:table-cell table:style-name="ce89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89" office:value-type="string">
            <text:p>All applications are imported</text:p>
          </table:table-cell>
          <table:table-cell table:style-name="ce101" office:value-type="string">
            <text:p>High</text:p>
          </table:table-cell>
          <table:table-cell table:style-name="ce103" table:number-columns-repeated="3"/>
          <table:table-cell table:style-name="ce110"/>
          <table:table-cell table:style-name="ce103" table:number-columns-repeated="6"/>
          <table:table-cell table:style-name="ce109" table:number-columns-repeated="227"/>
          <table:table-cell table:style-name="ce116"/>
          <table:table-cell table:style-name="ce69" table:number-columns-repeated="9"/>
          <table:table-cell table:number-columns-repeated="768"/>
        </table:table-row>
        <table:table-row table:style-name="ro21">
          <table:table-cell table:style-name="ce7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USR_ECMS_02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2: Edit the page</text:p>
          </table:table-cell>
          <table:table-cell table:style-name="ce89" office:value-type="string">
            <text:p>- Login by Mary in ACME site</text:p>
            <text:p>- Open Product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ortlet, at Portlet Setting tab: Uncheck Show portlet mode, window state</text:p>
            <text:p>- Save changes</text:p>
            <text:p>- Click Save to complete editing page</text:p>
          </table:table-cell>
          <table:table-cell table:style-name="ce89" office:value-type="string">
            <text:p>Edit page successfully, there's 1 blank portlet at the bottom of the page</text:p>
          </table:table-cell>
          <table:table-cell table:style-name="ce101" office:value-type="string">
            <text:p>High</text:p>
          </table:table-cell>
          <table:table-cell table:style-name="ce103" table:number-columns-repeated="3"/>
          <table:table-cell table:style-name="ce110"/>
          <table:table-cell table:style-name="ce103" table:number-columns-repeated="6"/>
          <table:table-cell table:style-name="ce109" table:number-columns-repeated="227"/>
          <table:table-cell table:style-name="ce116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USR_ECMS_02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3: Change the detailed page</text:p>
          </table:table-cell>
          <table:table-cell table:style-name="ce89" office:value-type="string">
            <text:p>- Switch Edit mode to Edit</text:p>
            <text:p>- Click Quick Edit icon to edit PCLV portlet (on the right)</text:p>
            <text:p>- Change value for “Show in page” from "detail" page to "products" page</text:p>
            <text:p>- Save &amp; Close</text:p>
          </table:table-cell>
          <table:table-cell table:style-name="ce95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USR_ECMS_02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4: Refresh Products page after editing</text:p>
          </table:table-cell>
          <table:table-cell table:style-name="ce89" office:value-type="string">
            <text:p>- Click on a category in left pane</text:p>
          </table:table-cell>
          <table:table-cell table:style-name="ce95" office:value-type="string">
            <text:p>- The PCLV (right pane) is refreshed</text:p>
            <text:p>- The PCV (at the bottom) is blank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USR_ECMS_02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5: Check showing detail of content</text:p>
          </table:table-cell>
          <table:table-cell table:style-name="ce89" office:value-type="string">
            <text:p>- Click on title of 1 news in page <text:span text:style-name="T1">(</text:span>right pane<text:span text:style-name="T1">)</text:span></text:p>
          </table:table-cell>
          <table:table-cell table:style-name="ce89" office:value-type="string">
            <text:p>Details of selected content is displayed at the bottom of Products pag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8">
          <table:table-cell table:style-name="ce72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44" office:value-type="string">
            <text:p>USR_ECMS_03</text:p>
          </table:table-cell>
          <table:table-cell table:style-name="ce82" office:value-type="float" office:value="1">
            <text:p>001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89" office:value-type="string">
            <text:p>Step 1: Add the translation action in Site Explorer </text:p>
          </table:table-cell>
          <table:table-cell table:style-name="ce89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89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2: Select folder to create document</text:p>
          </table:table-cell>
          <table:table-cell table:style-name="ce89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95" office:value-type="string">
            <text:p>The Documents folder is select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95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90" office:value-type="string">
            <text:p>Step 3: Create contents translations </text:p>
          </table:table-cell>
          <table:table-cell table:style-name="ce90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95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7">
          <table:table-cell table:style-name="ce7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4: Create contents translations </text:p>
          </table:table-cell>
          <table:table-cell table:style-name="ce89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5: Create contents translations </text:p>
          </table:table-cell>
          <table:table-cell table:style-name="ce89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6: Check if there's Add translation action</text:p>
          </table:table-cell>
          <table:table-cell table:style-name="ce89" office:value-type="string">
            <text:p>- Select to view english article</text:p>
          </table:table-cell>
          <table:table-cell table:style-name="ce95" office:value-type="string">
            <text:p>- The article content is shown</text:p>
            <text:p>- There's "Add translation" action in the Collaboration tab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7: Add french language for selecting english article</text:p>
          </table:table-cell>
          <table:table-cell table:style-name="ce89" office:value-type="string">
            <text:p>- Click on "Add translation" action </text:p>
            <text:p>- Browse and find the french article and select it</text:p>
          </table:table-cell>
          <table:table-cell table:style-name="ce89" office:value-type="string">
            <text:p>Add languag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8: Check if can add the same language twice</text:p>
          </table:table-cell>
          <table:table-cell table:style-name="ce89" office:value-type="string">
            <text:p>- Click on "Add translation" action again</text:p>
            <text:p>- Browse and find the french article and select it</text:p>
          </table:table-cell>
          <table:table-cell table:style-name="ce89" office:value-type="string">
            <text:p>Show message alert c<text:span text:style-name="T10">annot add twice the same language</text:span>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9: Add german language for selecting english article</text:p>
          </table:table-cell>
          <table:table-cell table:style-name="ce89" office:value-type="string">
            <text:p>- Click on "Add translation" action again</text:p>
            <text:p>- Browse and find the german article and select it</text:p>
          </table:table-cell>
          <table:table-cell table:style-name="ce89" office:value-type="string">
            <text:p>Add languag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10: List relation</text:p>
          </table:table-cell>
          <table:table-cell table:style-name="ce89" office:value-type="string">
            <text:p>- Select english article</text:p>
            <text:p>- Switch to Relation view</text:p>
          </table:table-cell>
          <table:table-cell table:style-name="ce89" office:value-type="string">
            <text:p>There're 2 article in the language lists (fr &amp; de)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11: View relation</text:p>
          </table:table-cell>
          <table:table-cell table:style-name="ce89" office:value-type="string">
            <text:p>- Click on "fr" article</text:p>
          </table:table-cell>
          <table:table-cell table:style-name="ce89" office:value-type="string">
            <text:p>The content of french article is shown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4" office:value-type="string">
            <text:p>USR_ECMS_03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12: Check Go Back action</text:p>
          </table:table-cell>
          <table:table-cell table:style-name="ce89" office:value-type="string">
            <text:p>Click on "Back" arrow in the top bar</text:p>
          </table:table-cell>
          <table:table-cell table:style-name="ce95" office:value-type="string">
            <text:p>Go back to the english version.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7">
          <table:table-cell table:style-name="ce72" table:formula="of:=IF(VALUE(MID([.F35];6;FIND(&quot;:&quot;;[.F35];1)-FIND(&quot; &quot;;[.F35];1)-1))&gt;VALUE(MID([.F34];6;FIND(&quot;:&quot;;[.F34];1)-FIND(&quot; &quot;;[.F34];1)-1));&quot;&quot;;MAX([.A$7:.A34])+1)" office:value-type="float" office:value="4">
            <text:p>004</text:p>
          </table:table-cell>
          <table:table-cell table:style-name="ce44" office:value-type="string">
            <text:p>USR_ECMS_07</text:p>
          </table:table-cell>
          <table:table-cell table:style-name="ce82" office:value-type="float" office:value="1">
            <text:p>001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89" office:value-type="string">
            <text:p>Step 1: Add article</text:p>
          </table:table-cell>
          <table:table-cell table:style-name="ce89" office:value-type="string">
            <text:p>- Login by an user in web-contributor group</text:p>
            <text:p>- Go to Site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95" office:value-type="string">
            <text:p>New article is add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2: View added article</text:p>
          </table:table-cell>
          <table:table-cell table:style-name="ce89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3: Configure to list document by title</text:p>
          </table:table-cell>
          <table:table-cell table:style-name="ce89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4: Configure to list document by modified date</text:p>
          </table:table-cell>
          <table:table-cell table:style-name="ce89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5: Check view draft document in published mode</text:p>
          </table:table-cell>
          <table:table-cell table:style-name="ce89" office:value-type="string">
            <text:p>Switch to Published mode</text:p>
          </table:table-cell>
          <table:table-cell table:style-name="ce95" office:value-type="string">
            <text:p>The article disappears from Documents lis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6: Publish content</text:p>
          </table:table-cell>
          <table:table-cell table:style-name="ce89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95" office:value-type="string">
            <text:p>Status of added article is Publish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7: Configure to list document by title</text:p>
          </table:table-cell>
          <table:table-cell table:style-name="ce89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79" office:value-type="string">
            <text:p>USR_ECMS_07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8: Configure to list document by Publication date</text:p>
          </table:table-cell>
          <table:table-cell table:style-name="ce89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43];6;FIND(&quot;:&quot;;[.F43];1)-FIND(&quot; &quot;;[.F43];1)-1))&gt;VALUE(MID([.F42];6;FIND(&quot;:&quot;;[.F42];1)-FIND(&quot; &quot;;[.F42];1)-1));&quot;&quot;;MAX([.A$7:.A42])+1)" office:value-type="float" office:value="5">
            <text:p>005</text:p>
          </table:table-cell>
          <table:table-cell table:style-name="ce45" office:value-type="string">
            <text:p>USR_ECMS_08</text:p>
          </table:table-cell>
          <table:table-cell table:style-name="ce82" office:value-type="float" office:value="1">
            <text:p>001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89" office:value-type="string">
            <text:p>Step 1: Create &amp; public article</text:p>
          </table:table-cell>
          <table:table-cell table:style-name="ce89" office:value-type="string">
            <text:p>Create &amp; public 1 article like previous case (USR_ECMS_07)</text:p>
          </table:table-cell>
          <table:table-cell table:style-name="ce95" office:value-type="string">
            <text:p>Article &amp; added &amp; has Published status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79" office:value-type="string">
            <text:p>USR_ECMS_08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2: Edit article</text:p>
          </table:table-cell>
          <table:table-cell table:style-name="ce89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95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79" office:value-type="string">
            <text:p>USR_ECMS_08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3: View added article</text:p>
          </table:table-cell>
          <table:table-cell table:style-name="ce89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79" office:value-type="string">
            <text:p>USR_ECMS_08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4: Configure to list document by title in Edit mode</text:p>
          </table:table-cell>
          <table:table-cell table:style-name="ce89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79" office:value-type="string">
            <text:p>USR_ECMS_08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5: Configure to list document by modified date in Edit mode</text:p>
          </table:table-cell>
          <table:table-cell table:style-name="ce89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79" office:value-type="string">
            <text:p>USR_ECMS_08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6: Configure to list document by title in Published mode</text:p>
          </table:table-cell>
          <table:table-cell table:style-name="ce89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79" office:value-type="string">
            <text:p>USR_ECMS_08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7: Configure to list document by Published date in Published mode</text:p>
          </table:table-cell>
          <table:table-cell table:style-name="ce89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50];6;FIND(&quot;:&quot;;[.F50];1)-FIND(&quot; &quot;;[.F50];1)-1))&gt;VALUE(MID([.F49];6;FIND(&quot;:&quot;;[.F49];1)-FIND(&quot; &quot;;[.F49];1)-1));&quot;&quot;;MAX([.A$7:.A49])+1)" office:value-type="float" office:value="6">
            <text:p>006</text:p>
          </table:table-cell>
          <table:table-cell table:style-name="ce44" office:value-type="string">
            <text:p>USR_ECMS_04</text:p>
          </table:table-cell>
          <table:table-cell table:style-name="ce82" office:value-type="float" office:value="1">
            <text:p>001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89" office:value-type="string">
            <text:p>Step 1: Check showing admin bar for normal user</text:p>
          </table:table-cell>
          <table:table-cell table:style-name="ce89" office:value-type="string">
            <text:p>Login by “demo”</text:p>
          </table:table-cell>
          <table:table-cell table:style-name="ce89" office:value-type="string">
            <text:p>Login successfully with admin bar contains some pages that demo has right to view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9">
          <table:table-cell table:style-name="ce7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USR_ECMS_04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6" office:value-type="string">
            <text:p>WCM/Admin bar/A1</text:p>
          </table:table-cell>
          <table:table-cell table:style-name="ce86" office:value-type="string">
            <text:p>Check showing admin bar for users in different roles</text:p>
          </table:table-cell>
          <table:table-cell table:style-name="ce89" office:value-type="string">
            <text:p>Step 2: Check showing admin bar for user in web-contributor as redactor or author</text:p>
          </table:table-cell>
          <table:table-cell table:style-name="ce89" office:value-type="string">
            <text:p>Login by “james”</text:p>
          </table:table-cell>
          <table:table-cell table:style-name="ce89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USR_ECMS_04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6" office:value-type="string">
            <text:p>WCM/Admin bar/A1</text:p>
          </table:table-cell>
          <table:table-cell table:style-name="ce86" office:value-type="string">
            <text:p>Check showing admin bar for users in different roles</text:p>
          </table:table-cell>
          <table:table-cell table:style-name="ce89" office:value-type="string">
            <text:p>Step 3: Check showing admin bar for user in web-contributor as publisher or editor or manager</text:p>
          </table:table-cell>
          <table:table-cell table:style-name="ce89" office:value-type="string">
            <text:p>- Login by “mary”</text:p>
            <text:p>- Select 1 page from Group</text:p>
          </table:table-cell>
          <table:table-cell table:style-name="ce89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USR_ECMS_04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6" office:value-type="string">
            <text:p>WCM/Admin bar/A1</text:p>
          </table:table-cell>
          <table:table-cell table:style-name="ce86" office:value-type="string">
            <text:p>Check showing admin bar for users in different roles</text:p>
          </table:table-cell>
          <table:table-cell table:style-name="ce89" office:value-type="string">
            <text:p>Step 4: Check showing admin bar for user in /platform/administrators as member and /organization/management/executive-board as manager</text:p>
          </table:table-cell>
          <table:table-cell table:style-name="ce89" office:value-type="string">
            <text:p>Login by “john”</text:p>
          </table:table-cell>
          <table:table-cell table:style-name="ce89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54];6;FIND(&quot;:&quot;;[.F54];1)-FIND(&quot; &quot;;[.F54];1)-1))&gt;VALUE(MID([.F53];6;FIND(&quot;:&quot;;[.F53];1)-FIND(&quot; &quot;;[.F53];1)-1));&quot;&quot;;MAX([.A$7:.A53])+1)" office:value-type="float" office:value="7">
            <text:p>007</text:p>
          </table:table-cell>
          <table:table-cell table:style-name="ce44" office:value-type="string">
            <text:p>USR_ECMS_05</text:p>
          </table:table-cell>
          <table:table-cell table:style-name="ce82" office:value-type="float" office:value="1">
            <text:p>001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89" office:value-type="string">
            <text:p>Step 1: Add gadget into Dashboard</text:p>
          </table:table-cell>
          <table:table-cell table:style-name="ce89" office:value-type="string">
            <text:p>- Log in with James</text:p>
            <text:p>- Click on the Dashboard link then add the Last edit documents gadget</text:p>
            <text:p/>
            <text:p/>
          </table:table-cell>
          <table:table-cell table:style-name="ce89" office:value-type="string">
            <text:p>There're last edited documents in the gadget but not able to click on them (default documents)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3"/>
          <table:table-cell table:style-name="ce104"/>
          <table:table-cell table:style-name="ce110"/>
          <table:table-cell table:style-name="ce104" table:number-columns-repeated="6"/>
          <table:table-cell table:style-name="ce114" table:number-columns-repeated="228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USR_ECMS_05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2: Add new drive</text:p>
          </table:table-cell>
          <table:table-cell table:style-name="ce89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89" office:value-type="string">
            <text:p>Add new drive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USR_ECMS_05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3: Add document</text:p>
          </table:table-cell>
          <table:table-cell table:style-name="ce89" office:value-type="string">
            <text:p>- Go to Site Explorer --&gt; create new document or edit 1 existing document in new created drive</text:p>
          </table:table-cell>
          <table:table-cell table:style-name="ce95" office:value-type="string">
            <text:p>Add/edit document is done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USR_ECMS_05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4: Check view new added/edited document by James</text:p>
          </table:table-cell>
          <table:table-cell table:style-name="ce89" office:value-type="string">
            <text:p>- Login by James</text:p>
            <text:p>- Go to Dashboard page</text:p>
          </table:table-cell>
          <table:table-cell table:style-name="ce89" office:value-type="string">
            <text:p>New added/edited document at step 3 is listed in the Latest edited document gadget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USR_ECMS_05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5: Check if user can view latest edited document from this gadget</text:p>
          </table:table-cell>
          <table:table-cell table:style-name="ce89" office:value-type="string">
            <text:p>Click the title of new added/edited document in the gadget</text:p>
          </table:table-cell>
          <table:table-cell table:style-name="ce89" office:value-type="string">
            <text:p>The document is redirected to be viewed inside the Site Explorer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USR_ECMS_05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6: Check if user can edit document</text:p>
          </table:table-cell>
          <table:table-cell table:style-name="ce89" office:value-type="string">
            <text:p>Click Edit document from action bar</text:p>
          </table:table-cell>
          <table:table-cell table:style-name="ce95" office:value-type="string">
            <text:p>Edit document form is shown &amp; user can edit it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44" office:value-type="string">
            <text:p>USR_ECMS_06</text:p>
          </table:table-cell>
          <table:table-cell table:style-name="ce83" office:value-type="float" office:value="1">
            <text:p>001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89" office:value-type="string">
            <text:p>Step 1: Login</text:p>
          </table:table-cell>
          <table:table-cell table:style-name="ce89" office:value-type="string">
            <text:p>- Login as "root"</text:p>
            <text:p>- Go to acme site</text:p>
          </table:table-cell>
          <table:table-cell table:style-name="ce89" office:value-type="string">
            <text:p>Login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2: Create document</text:p>
          </table:table-cell>
          <table:table-cell table:style-name="ce89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89" office:value-type="string">
            <text:p>Create new documents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3: Publish</text:p>
          </table:table-cell>
          <table:table-cell table:style-name="ce89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89" office:value-type="string">
            <text:p>Documents are published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4: Add CLV portlet into a page</text:p>
          </table:table-cell>
          <table:table-cell table:style-name="ce89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95" office:value-type="string">
            <text:p>Add CLV into page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5: Configure CLV, select path to documents that will be listed</text:p>
          </table:table-cell>
          <table:table-cell table:style-name="ce89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89" office:value-type="string">
            <text:p>- The edited page is displayed with CLV</text:p>
            <text:p>- All added documents are listed in CLV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6: Sort by Title in Descendant</text:p>
          </table:table-cell>
          <table:table-cell table:style-name="ce90" office:value-type="string">
            <text:p><text:span text:style-name="T9">- Choose Edit from Edit mode at the top right of CLV in the page</text:span></text:p>
            <text:p><text:span text:style-name="T9">- Choose Title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Title as <text:span text:style-name="T9">De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7: Sort by Title in Ascendant</text:p>
          </table:table-cell>
          <table:table-cell table:style-name="ce90" office:value-type="string">
            <text:p><text:span text:style-name="T9">- Choose Edit from Edit mode at the top right of CLV in the page</text:span></text:p>
            <text:p><text:span text:style-name="T9">- Choose Title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Title as A<text:span text:style-name="T9">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8: Sort by date created in Descendant</text:p>
          </table:table-cell>
          <table:table-cell table:style-name="ce90" office:value-type="string">
            <text:p><text:span text:style-name="T9">- Choose Edit from Edit mode at the top right of CLV in the page</text:span></text:p>
            <text:p><text:span text:style-name="T9">- Choose Date Creation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Date created as <text:span text:style-name="T9">De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9: Sort by date created in Ascendant</text:p>
          </table:table-cell>
          <table:table-cell table:style-name="ce90" office:value-type="string">
            <text:p><text:span text:style-name="T9">- Choose Edit from Edit mode at the top right of CLV in the page</text:span></text:p>
            <text:p><text:span text:style-name="T9">- Choose Date Creation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Date created as A<text:span text:style-name="T9">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10: Sort by date modified in Descendant</text:p>
          </table:table-cell>
          <table:table-cell table:style-name="ce90" office:value-type="string">
            <text:p><text:span text:style-name="T9">- Choose Edit from Edit mode at the top right of CLV in the page</text:span></text:p>
            <text:p><text:span text:style-name="T9">- Choose Modification Date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Modification Date as <text:span text:style-name="T9">De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4" office:value-type="string">
            <text:p>USR_ECMS_06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11: Sort by date modified in Ascendant</text:p>
          </table:table-cell>
          <table:table-cell table:style-name="ce90" office:value-type="string">
            <text:p><text:span text:style-name="T9">- Choose Edit from Edit mode at the top right of CLV in the page</text:span></text:p>
            <text:p><text:span text:style-name="T9">- Choose Modification Date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Modification Date as A<text:span text:style-name="T9">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71];6;FIND(&quot;:&quot;;[.F71];1)-FIND(&quot; &quot;;[.F71];1)-1))&gt;VALUE(MID([.F70];6;FIND(&quot;:&quot;;[.F70];1)-FIND(&quot; &quot;;[.F70];1)-1));&quot;&quot;;MAX([.A$7:.A70])+1)" office:value-type="float" office:value="9">
            <text:p>009</text:p>
          </table:table-cell>
          <table:table-cell table:style-name="ce45" office:value-type="string">
            <text:p>USR_ECMS_09</text:p>
          </table:table-cell>
          <table:table-cell table:style-name="ce82" office:value-type="float" office:value="1">
            <text:p>001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webDAV</text:span></text:p>
          </table:table-cell>
          <table:table-cell table:style-name="ce89" office:value-type="string">
            <text:p>Step 1: Access link through webDAV</text:p>
          </table:table-cell>
          <table:table-cell table:style-name="ce89" office:value-type="string">
            <text:p>- Create 1 network drive</text:p>
            <text:p><text:s/>+ IP: your IP address</text:p>
            <text:p><text:s/>+ Port: 8080</text:p>
            <text:p><text:s/>+ Path: rest-ecmdemo/private/jcr/repository/collaboration/</text:p>
            <text:p>- Login as james/gtn </text:p>
          </table:table-cell>
          <table:table-cell table:style-name="ce89" office:value-type="string">
            <text:p>User access network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79" office:value-type="string">
            <text:p>USR_ECMS_09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webDAV</text:span></text:p>
          </table:table-cell>
          <table:table-cell table:style-name="ce91" office:value-type="string">
            <text:p>Step 2: Drag and drop .PDF file <text:s/>through webDAV</text:p>
          </table:table-cell>
          <table:table-cell table:style-name="ce91" office:value-type="string">
            <text:p>- Go to Site contents/live/acme/categories/acme folder</text:p>
            <text:p>- Drag and drop .PDF file into this folder</text:p>
          </table:table-cell>
          <table:table-cell table:style-name="ce91" office:value-type="string">
            <text:p>.PDF file is uploaded into site contents/live/acme/categories/folder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79" office:value-type="string">
            <text:p>USR_ECMS_09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webDAV</text:span></text:p>
          </table:table-cell>
          <table:table-cell table:style-name="ce91" office:value-type="string">
            <text:p>Step 3: Check the displaying of .PDF file in the storage place through webDAV</text:p>
          </table:table-cell>
          <table:table-cell table:style-name="ce93" office:value-type="string">
            <text:p>- Go to Site contents/live/acme/web contents folder</text:p>
          </table:table-cell>
          <table:table-cell table:style-name="ce97" office:value-type="string">
            <text:p>.PDF file is displayed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79" office:value-type="string">
            <text:p>USR_ECMS_09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webDAV</text:span></text:p>
          </table:table-cell>
          <table:table-cell table:style-name="ce91" office:value-type="string">
            <text:p>Step 4: Check the displaying of .PDF file as symlink in Site Explorer</text:p>
          </table:table-cell>
          <table:table-cell table:style-name="ce91" office:value-type="string">
            <text:p>- Login as john/gtn</text:p>
            <text:p>- Select Site Management drive</text:p>
            <text:p>- Select acme/categories/acme folder</text:p>
          </table:table-cell>
          <table:table-cell table:style-name="ce91" office:value-type="string">
            <text:p>The symlink of .PDF file is created</text:p>
            <text:p><text:span text:style-name="T9">- Arthur is james</text:span></text:p>
            <text:p><text:span text:style-name="T9">- Status: draf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79" office:value-type="string">
            <text:p>USR_ECMS_09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webDAV</text:span></text:p>
          </table:table-cell>
          <table:table-cell table:style-name="ce91" office:value-type="string">
            <text:p>Step 5: Check the displaying of .PDF file in the storage place in Site Explorer</text:p>
          </table:table-cell>
          <table:table-cell table:style-name="ce91" office:value-type="string">
            <text:p>- Select Site Management drive</text:p>
            <text:p>- Select acme/web contents folder</text:p>
          </table:table-cell>
          <table:table-cell table:style-name="ce98" office:value-type="string">
            <text:p>. PDF file is displayed. </text:p>
            <text:p>- Arthur is james</text:p>
            <text:p>- Status: draft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79" office:value-type="string">
            <text:p>USR_ECMS_09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webDAV</text:span></text:p>
          </table:table-cell>
          <table:table-cell table:style-name="ce91" office:value-type="string">
            <text:p>Step 6: Add metadata for .PDF file</text:p>
          </table:table-cell>
          <table:table-cell table:style-name="ce91" office:value-type="string">
            <text:p>- Login as mary/gtn</text:p>
            <text:p>- Go to Site Explore → Site Management</text:p>
            <text:p>- Select .PDF file above</text:p>
            <text:p>- Click on View Metadata icon in action bar</text:p>
            <text:p>- Click on Add/Edit button</text:p>
            <text:p>- Add title and description for this file</text:p>
          </table:table-cell>
          <table:table-cell table:style-name="ce91" office:value-type="string">
            <text:p>The title and description is added. 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79" office:value-type="string">
            <text:p>USR_ECMS_09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webDAV</text:span></text:p>
          </table:table-cell>
          <table:table-cell table:style-name="ce91" office:value-type="string">
            <text:p>Step 7: Publish file</text:p>
          </table:table-cell>
          <table:table-cell table:style-name="ce91" office:value-type="string">
            <text:p>- Select .PDF file</text:p>
            <text:p>- Click on Manage Publication icon in action bar</text:p>
            <text:p>- Click on Public icon</text:p>
          </table:table-cell>
          <table:table-cell table:style-name="ce91" office:value-type="string">
            <text:p>.PDF file is published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3"/>
          <table:table-cell table:style-name="ce105"/>
          <table:table-cell table:style-name="ce110"/>
          <table:table-cell table:style-name="ce105" table:number-columns-repeated="6"/>
          <table:table-cell table:style-name="ce106" table:number-columns-repeated="228"/>
          <table:table-cell table:style-name="ce69" table:number-columns-repeated="9"/>
          <table:table-cell table:number-columns-repeated="768"/>
        </table:table-row>
        <table:table-row table:style-name="ro1" table:number-rows-repeated="3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89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 table:number-rows-repeated="2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/>
          <table:table-cell table:style-name="ce89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 table:number-rows-repeated="2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/>
          <table:table-cell table:style-name="ce89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 table:number-rows-repeated="2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/>
          <table:table-cell table:style-name="ce89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 table:number-rows-repeated="3">
          <table:table-cell table:style-name="ce69" table:number-columns-repeated="8"/>
          <table:table-cell/>
          <table:table-cell table:style-name="ce69" table:number-columns-repeated="247"/>
          <table:table-cell table:number-columns-repeated="768"/>
        </table:table-row>
        <table:table-row table:style-name="ro1" table:number-rows-repeated="10">
          <table:table-cell table:style-name="ce69" table:number-columns-repeated="256"/>
          <table:table-cell table:number-columns-repeated="76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3">
          <table:table-cell table:style-name="ce119" office:value-type="string" table:number-columns-spanned="4" table:number-rows-spanned="2">
            <text:p>User Storie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24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20">
          <table:table-cell table:style-name="ce41" office:value-type="string">
            <text:p>USR_ECMS_01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8" table:formula="of:=SUMPRODUCT(([WCM_User_Stories.B$5:WCM_User_Stories.B$1018]=[.$A4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2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8" table:formula="of:=SUMPRODUCT(([WCM_User_Stories.B$5:WCM_User_Stories.B$1018]=[.$A5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3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8" table:formula="of:=SUMPRODUCT(([WCM_User_Stories.B$5:WCM_User_Stories.B$1018]=[.$A6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4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28" table:formula="of:=SUMPRODUCT(([WCM_User_Stories.B$5:WCM_User_Stories.B$1018]=[.$A7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5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28" table:formula="of:=SUMPRODUCT(([WCM_User_Stories.B$5:WCM_User_Stories.B$1018]=[.$A8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6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28" table:formula="of:=SUMPRODUCT(([WCM_User_Stories.B$5:WCM_User_Stories.B$1018]=[.$A9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7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28" table:formula="of:=SUMPRODUCT(([WCM_User_Stories.B$5:WCM_User_Stories.B$1018]=[.$A10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8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28" table:formula="of:=SUMPRODUCT(([WCM_User_Stories.B$5:WCM_User_Stories.B$1018]=[.$A11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9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webDAV</text:span></text:p>
          </table:table-cell>
          <table:table-cell table:style-name="ce128" table:formula="of:=SUMPRODUCT(([WCM_User_Stories.B$5:WCM_User_Stories.B$1018]=[.$A12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4" table:number-rows-spanned="1">
            <text:p>TOTAL</text:p>
          </table:table-cell>
          <table:covered-table-cell table:style-name="ce125"/>
          <table:covered-table-cell table:style-name="ce126"/>
          <table:covered-table-cell table:style-name="ce126"/>
          <table:table-cell table:style-name="ce129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 table:number-rows-repeated="1048562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4:04:50</dc:date>
    <meta:print-date>2008-06-17T00:45:47</meta:print-date>
    <dc:language>en-US</dc:language>
    <meta:editing-cycles>769</meta:editing-cycles>
    <meta:editing-duration>PT329H01M00S</meta:editing-duration>
    <dc:creator>hanhly </dc:creator>
    <meta:document-statistic meta:table-count="4" meta:cell-count="786" meta:object-count="1"/>
    <meta:user-defined meta:name="Info 1"/>
    <meta:user-defined meta:name="Info 2"/>
    <meta:user-defined meta:name="Info 3"/>
    <meta:user-defined meta:name="Info 4"/>
  </office:meta>
</office:document-meta>
</file>